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fo:font-weight="bold" officeooo:paragraph-rsid="003f759a" style:font-weight-asian="bold" style:font-weight-complex="bold"/>
    </style:style>
    <style:style style:name="P5" style:family="paragraph" style:parent-style-name="Text_20_body">
      <style:text-properties fo:font-weight="normal" officeooo:paragraph-rsid="003f759a" style:font-weight-asian="normal" style:font-weight-complex="normal"/>
    </style:style>
    <style:style style:name="P6" style:family="paragraph" style:parent-style-name="Text_20_body">
      <style:text-properties fo:font-weight="normal" officeooo:rsid="00407e3e" officeooo:paragraph-rsid="00407e3e" style:font-weight-asian="normal" style:font-weight-complex="normal"/>
    </style:style>
    <style:style style:name="P7" style:family="paragraph" style:parent-style-name="Heading_20_2">
      <style:text-properties officeooo:rsid="003f759a" officeooo:paragraph-rsid="003f759a"/>
    </style:style>
    <style:style style:name="P8" style:family="paragraph" style:parent-style-name="Heading_20_2">
      <style:text-properties officeooo:rsid="004952db" officeooo:paragraph-rsid="004952db"/>
    </style:style>
    <style:style style:name="P9" style:family="paragraph" style:parent-style-name="Text_20_body" style:list-style-name="L1">
      <style:text-properties fo:font-weight="normal" officeooo:paragraph-rsid="003f759a" style:font-weight-asian="normal" style:font-weight-complex="normal"/>
    </style:style>
    <style:style style:name="P10" style:family="paragraph" style:parent-style-name="Text_20_body">
      <style:text-properties fo:font-weight="normal" officeooo:rsid="00441d03" officeooo:paragraph-rsid="00441d03" style:font-weight-asian="normal" style:font-weight-complex="normal"/>
    </style:style>
    <style:style style:name="P11" style:family="paragraph" style:parent-style-name="Text_20_body">
      <style:text-properties fo:font-weight="normal" officeooo:paragraph-rsid="003f759a" style:font-weight-asian="normal" style:font-weight-complex="normal"/>
    </style:style>
    <style:style style:name="P12" style:family="paragraph" style:parent-style-name="Text_20_body" style:list-style-name="L4">
      <style:text-properties fo:font-weight="normal" officeooo:rsid="00460da3" officeooo:paragraph-rsid="00460da3" style:font-weight-asian="normal" style:font-weight-complex="normal"/>
    </style:style>
    <style:style style:name="P13" style:family="paragraph" style:parent-style-name="Text_20_body">
      <style:text-properties fo:font-weight="normal" officeooo:rsid="00479f43" officeooo:paragraph-rsid="00479f43" style:font-weight-asian="normal" style:font-weight-complex="normal"/>
    </style:style>
    <style:style style:name="P14" style:family="paragraph" style:parent-style-name="Text_20_body">
      <style:text-properties fo:font-weight="normal" officeooo:rsid="004952db" officeooo:paragraph-rsid="004952db" style:font-weight-asian="normal" style:font-weight-complex="normal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text-properties officeooo:paragraph-rsid="00431f2f"/>
    </style:style>
    <style:style style:name="P17" style:family="paragraph" style:parent-style-name="Text_20_body" style:list-style-name="L3">
      <style:text-properties officeooo:rsid="00431f2f" officeooo:paragraph-rsid="00431f2f"/>
    </style:style>
    <style:style style:name="P18" style:family="paragraph" style:parent-style-name="Text_20_body">
      <style:text-properties fo:font-weight="bold" officeooo:paragraph-rsid="003f759a" style:font-weight-asian="bold" style:font-weight-complex="bold"/>
    </style:style>
    <style:style style:name="P19" style:family="paragraph" style:parent-style-name="Text_20_body" style:list-style-name="L5">
      <style:text-properties officeooo:paragraph-rsid="004952db"/>
    </style:style>
    <style:style style:name="T1" style:family="text">
      <style:text-properties officeooo:rsid="003b781d"/>
    </style:style>
    <style:style style:name="T2" style:family="text">
      <style:text-properties officeooo:rsid="001ecd26"/>
    </style:style>
    <style:style style:name="T3" style:family="text">
      <style:text-properties officeooo:rsid="001c8d6c"/>
    </style:style>
    <style:style style:name="T4" style:family="text">
      <style:text-properties officeooo:rsid="003f759a"/>
    </style:style>
    <style:style style:name="T5" style:family="text">
      <style:text-properties officeooo:rsid="00413180"/>
    </style:style>
    <style:style style:name="T6" style:family="text">
      <style:text-properties officeooo:rsid="00431f2f"/>
    </style:style>
    <style:style style:name="T7" style:family="text">
      <style:text-properties officeooo:rsid="00460da3"/>
    </style:style>
    <style:style style:name="T8" style:family="text">
      <style:text-properties officeooo:rsid="004952d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4">1</text:span></text:h>
      <text:h text:style-name="P7" text:outline-level="2">Задание 1. Ответы на вопросы</text:h>
      <text:p text:style-name="P4">Сформулируйте традиционные принципы построения ЭВМ.</text:p>
      <text:p text:style-name="P5"><text:span text:style-name="T4">Т</text:span>радиционные принципы построения ЭВМ:</text:p>
      <text:list xml:id="list71259798" text:style-name="L1">
        <text:list-item>
          <text:p text:style-name="P9">наличие единого вычислительного устройства, включающего процессор, средства передачи информации и память;</text:p>
        </text:list-item>
        <text:list-item>
          <text:p text:style-name="P9">линейная структура адресации памяти, состоящей из слов фиксированной длины;</text:p>
        </text:list-item>
        <text:list-item>
          <text:p text:style-name="P9">двоичная система исчисления;</text:p>
        </text:list-item>
        <text:list-item>
          <text:p text:style-name="P9">централизованное последовательное управление;</text:p>
        </text:list-item>
        <text:list-item>
          <text:p text:style-name="P9">хранимая программа;</text:p>
        </text:list-item>
        <text:list-item>
          <text:p text:style-name="P9">низкий уровень машинного языка;</text:p>
        </text:list-item>
        <text:list-item>
          <text:p text:style-name="P9">наличие команд условной и безусловной передачи управления;</text:p>
        </text:list-item>
        <text:list-item>
          <text:p text:style-name="P9">АЛУ с представлением чисел в форме с плавающей точкой.</text:p>
        </text:list-item>
      </text:list>
      <text:p text:style-name="P4">Какие еще принципы построения ЭВМ вы знаете?</text:p>
      <text:p text:style-name="P6">Помимо перечисленных, можно выделить принцип модульности ЭВМ. Компоненты ЭВМ, выполняющие различные задачи, являются самостоятельными модулями, которые могут быть заменены без необходимости замены всей системы.</text:p>
      <text:p text:style-name="P4">По какому признаку выделяют поколения ЭВМ?</text:p>
      <text:p text:style-name="P6">К при<text:span text:style-name="T5">знакам, по которым определяют поколение ЭВМ, относятся:</text:span></text:p>
      <text:list xml:id="list3114116778" text:style-name="L3">
        <text:list-item>
          <text:p text:style-name="P15">Элементная база ЦП</text:p>
        </text:list-item>
        <text:list-item>
          <text:p text:style-name="P16">Элементная база <text:span text:style-name="T6">ОЗУ</text:span></text:p>
        </text:list-item>
        <text:list-item>
          <text:p text:style-name="P16">Maксимальная емкость ОП в байтах</text:p>
        </text:list-item>
        <text:list-item>
          <text:p text:style-name="P17">Максимальное быстродействие ЦП в ОС</text:p>
        </text:list-item>
        <text:list-item>
          <text:p text:style-name="P17">Языки программирования</text:p>
        </text:list-item>
        <text:list-item>
          <text:p text:style-name="P17">Средства связи пользователя с ЭВМ</text:p>
        </text:list-item>
      </text:list>
      <text:p text:style-name="P4">К какому поколению относятся первые мини-ЭВМ?</text:p>
      <text:p text:style-name="P10">Первые мини-ЭВМ (PDP11, СМ ЭВМ) относятся к третьему поколению ЭВМ.</text:p>
      <text:p text:style-name="P4">Какие выделяют классы ЭВМ?</text:p>
      <text:p text:style-name="P5"><text:soft-page-break/>Одна из общепринятых классификаций ЭВМ приведена Б.С. Богумирским. <text:span text:style-name="T7">Согласно ней, ЭВМ делятся на следующие 4 класса</text:span>:</text:p>
      <text:list xml:id="list847855618" text:style-name="L4">
        <text:list-item>
          <text:p text:style-name="P12">Большие ЭВМ</text:p>
        </text:list-item>
        <text:list-item>
          <text:p text:style-name="P12">Супер-ЭВМ</text:p>
        </text:list-item>
        <text:list-item>
          <text:p text:style-name="P12">Мини-ЭВМ</text:p>
        </text:list-item>
        <text:list-item>
          <text:p text:style-name="P12">Микро-ЭВМ</text:p>
        </text:list-item>
      </text:list>
      <text:p text:style-name="P4">Какие существуют типы ЭВМ с точки зрения взаимодействия команд и данных?</text:p>
      <text:p text:style-name="P14">ЭВМ фон Неймана, потоковые ЭВМ, редукционные ЭВМ.</text:p>
      <text:p text:style-name="P4">Какие модели ПЭВМ представлены сегодня на рынке?</text:p>
      <text:p text:style-name="P13">На сегодня<text:span text:style-name="T8">ш</text:span>ний день на рынке представлены тысячи моделей ЭВМ различных видов. Преобладают ПК, смартфоны, планшеты, носимая электроника, устройства интернета вещей, микроконтроллеры (встраиваемая техника). Для решения научных задач используются суперкомпьютеры, ведутся разработки в области квантовых ЭВМ.</text:p>
      <text:h text:style-name="P8" text:outline-level="2">Задание 2. Словарь терминов</text:h>
      <text:list xml:id="list1010324428" text:style-name="L5">
        <text:list-item>
          <text:p text:style-name="P19">Электро́нно-вычисли́тельная маши́на (сокращённо ЭВМ) — комплекс технических, аппаратных и программных средств, предназначенных для автоматической обработки информации, вычислений, автоматического управления. При этом основные функциональные элементы (логические, запоминающие, индикационные и др.) выполнены на электронных элементах .</text:p>
        </text:list-item>
        <text:list-item>
          <text:p text:style-name="P19">Суперкомпью́тер (англ. Supercomputer, СверхЭВМ, СуперЭВМ, сверхвычисли́тель) — специализированная вычислительная машина, значительно превосходящая по своим техническим параметрам и скорости вычислений большинство существующих в мире компьютеров. </text:p>
        </text:list-item>
        <text:list-item>
          <text:p text:style-name="P19">Параллельные вычисления — способ организации компьютерных вычислений, при котором программы разрабатываются как набор взаимодействующих вычислительных процессов, работающих параллельно (одновременно). Термин охватывает совокупность вопросов параллелизма в программировании, а также создание эффективно действующих аппаратных реализаций. Теория параллельных вычислений составляет раздел прикладной теории алгоритмов. </text:p>
        </text:list-item>
        <text:list-item>
          <text:p text:style-name="P19">Пото́к выполне́ния (тред; от англ. thread — нить) — наименьшая единица обработки, исполнение которой может быть назначено ядром операционной системы. Реализация потоков выполнения и процессов в разных операционных системах отличается друг от друга, но в большинстве случаев поток выполнения находится внутри процесса. Несколько потоков выполнения могут существовать в рамках одного и того же <text:soft-page-break/>процесса и совместно использовать ресурсы, такие как память, тогда как процессы не разделяют этих ресурсов. В частности, потоки выполнения разделяют последовательность инструкций процесса (его код) и его контекст — значения переменных (регистров процессора и стека вызовов), которые они имеют в любой момент времени. </text:p>
        </text:list-item>
        <text:list-item>
          <text:p text:style-name="P19">Вычисли́тельная маши́на, счётная маши́на — механизм, электромеханическое или электронное устройство, предназначенное для автоматического выполнения математических операций. В последнее время это понятие чаще всего ассоциируется с различными видами компьютерных систем. Тем не менее вычислительные механизмы появились задолго до того, как заработал первый компьютер. </text:p>
        </text:list-item>
        <text:list-item>
          <text:p text:style-name="P19">Систе́ма управле́ния — систематизированный (строго определённый) набор средств для управления подконтрольным объектом (объектом управления): возможность сбора показаний о его состоянии, а также средств воздействия на его поведение, предназначенный для достижения заданных целей. Объектом системы управления могут быть как технические объекты, так и люди. Объект системы управления может состоять из других объектов, которые могут иметь постоянную структуру взаимосвязей. </text:p>
        </text:list-item>
        <text:list-item>
          <text:p text:style-name="P19">Микропроце́ссор — процессор (устройство, отвечающее за выполнение арифметических, логических операций и операций управления, записанных в машинном коде), реализованный в виде одной микросхемы или комплекта из нескольких специализированных микросхем (в отличие от реализации процессора в виде электрической схемы на элементной базе общего назначения или в виде программной модели).</text:p>
        </text:list-item>
        <text:list-item>
          <text:p text:style-name="P19">Компьютерная ши́на (англ. computer bus) в архитектуре компьютера — соединение, служащее для передачи данных между функциональными блоками компьютера. В устройстве шины можно различить механический, электрический (физический) и логический (управляющий) уровни. </text:p>
        </text:list-item>
        <text:list-item>
          <text:p text:style-name="P19">Регистр — устройство для записи, хранения и считывания n-разрядных двоичных данных и выполнения других операций над ними</text:p>
        </text:list-item>
        <text:list-item>
          <text:p text:style-name="P19">Триггер (триггерная система) — класс электронных устройств, обладающих способностью длительно находиться в одном из двух устойчивых состояний и чередовать их под воздействием внешних сигналов. Каждое состояние триггера легко распознаётся по значению выходного напряжения. По характеру действия триггеры относятся к импульсным устройствам — их активные элементы (транзисторы, лампы) работают в ключевом режиме, а смена состояний длится очень короткое время. </text:p>
        </text:list-item>
        <text:list-item>
          <text:p text:style-name="P19">Программи́руемая логи́ческая интегра́льная схе́ма (ПЛИС, англ. programmable logic device, PLD) — электронный компонент (интегральная микросхема), используемый <text:soft-page-break/>для создания конфигурируемых цифровых электронных схем. В отличие от обычных цифровых микросхем, логика работы ПЛИС не определяется при изготовлении, а задаётся посредством программирования (проектирования). </text:p>
        </text:list-item>
        <text:list-item>
          <text:p text:style-name="P19">ASIC (аббревиатура от англ. application-specific integrated circuit, «интегральная схема для конкретного применения») — интегральная схема, специализированная для решения конкретной задачи. В отличие от обычных интегральных схем для общего назначения, специализированные интегральные схемы применяются в конкретном устройстве и выполняют строго ограниченные функции, характерные только для данного устройства; вследствие этого выполнение функций происходит более эффективно и, в конечном счёте, дешевле. Примером ASIC может являться микросхема, разработанная исключительно для управления радиоканалом мобильного телефона, микросхемы аппаратного кодирования/декодирования аудио- и видеосигналов (сигнальные процессоры). </text:p>
        </text:list-item>
        <text:list-item>
          <text:p text:style-name="P19">Интегра́льная (микро)схе́ма (ИС, ИМС, IC (англ.)); микросхе́ма, м/сх; чип (англ. chip: «тонкая пластинка»: первоначально термин относился к пластинке кристалла микросхемы) — микроэлектронное устройство — электронная схема произвольной сложности (кристалл), изготовленная на полупроводниковой подложке (пластине или плёнке) и помещённая в неразборный корпус или без такового в случае вхождения в состав микросборки. </text:p>
        </text:list-item>
        <text:list-item>
          <text:p text:style-name="P19">Арифме́тико-логи́ческое устро́йство (АЛУ; англ. arithmetic logic unit, ALU) — блок процессора, который под управлением устройства управления служит для выполнения арифметических и логических преобразований (начиная от элементарных) над данными, называемыми в этом случае операндами. Разрядность операндов обычно называют размером или длиной машинного слова. </text:p>
        </text:list-item>
        <text:list-item>
          <text:p text:style-name="P19">Центра́льный проце́ссор (ЦП; также центра́льное проце́ссорное устро́йство — ЦПУ; англ. central processing unit, CPU, дословно — центральное обрабатывающее устройство, часто просто процессор) — электронный блок либо интегральная схема, исполняющая машинные инструкции (код программ), главная часть аппаратного обеспечения компьютера или программируемого логического контроллера. Иногда называют микропроцессором или просто процессором. </text:p>
        </text:list-item>
        <text:list-item>
          <text:p text:style-name="P19">Архитекту́ра проце́ссора — количественная составляющая компонентов микроархитектуры вычислительной машины (процессора компьютера) (например, регистр флагов или регистры процессора), рассматриваемая IT-специалистами в аспекте прикладной деятельности. </text:p>
        </text:list-item>
        <text:list-item>
          <text:p text:style-name="P19">Управля́ющий автома́т, устро́йство управле́ния проце́ссором (УУ) (англ. control unit, CU) — блок, устройство, компонент аппаратного обеспечения компьютеров. Представляет собой конечный дискретный автомат. Структурно устройство <text:soft-page-break/>управления состоит из: дешифратора команд (операций), регистра команд, узла формирования (вычисления) текущего исполнительного адреса, счётчика команд. </text:p>
        </text:list-item>
        <text:list-item>
          <text:p text:style-name="P19">Коне́чный автома́т (КА) — (в теории алгоритмов) — математическая абстракция, модель дискретного устройства, имеющего один вход, один выход и в каждый момент времени находящегося в одном состоянии из множества возможных. Является частным случаем абстрактного дискретного автомата, число возможных внутренних состояний которого конечно. </text:p>
        </text:list-item>
        <text:list-item>
          <text:p text:style-name="P19">Програ́ммное обеспе́чение (допустимо также произношение обеспече́ние) (ПО) — программа или множество программ, используемых для управления компьютером (ISO/IEC 26514:2008). </text:p>
        </text:list-item>
        <text:list-item>
          <text:p text:style-name="P19">Маши́нный код (платфо́рменно-ориенти́рованный код), маши́нный язы́к — система команд (набор кодов операций) конкретной вычислительной машины, которая интерпретируется непосредственно процессором или микропрограммами этой вычислительной машины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3b781d"/>
    </style:style>
    <style:style style:name="MT2" style:family="text">
      <style:text-properties officeooo:rsid="001ecd26"/>
    </style:style>
    <style:style style:name="MT3" style:family="text">
      <style:text-properties officeooo:rsid="001c8d6c"/>
    </style:style>
    <style:style style:name="MT4" style:family="text">
      <style:text-properties officeooo:rsid="003f75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Величко Арсений Александрович</text:p>
        <text:p text:style-name="MP1">ИВТ <text:span text:style-name="MT1">2</text:span> курс, 2 группа, <text:span text:style-name="MT2">3 подгруппа</text:span></text:p>
        <text:p text:style-name="MP2"><text:span text:style-name="MT3">Предмет: </text:span><text:span text:style-name="MT4">Вычислительная техника</text:span></text:p>
      </style:header>
      <style:footer>
        <text:p text:style-name="MP3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2-02-09T16:37:06.262318266</dc:date>
    <meta:editing-duration>PT2H36M39S</meta:editing-duration>
    <meta:editing-cycles>32</meta:editing-cycles>
    <meta:generator>LibreOffice/7.3.0.3$Linux_X86_64 LibreOffice_project/30$Build-3</meta:generator>
    <meta:document-statistic meta:table-count="0" meta:image-count="0" meta:object-count="0" meta:page-count="5" meta:paragraph-count="59" meta:word-count="1114" meta:character-count="9408" meta:non-whitespace-character-count="8347"/>
  </office:meta>
</office:document-meta>
</file>